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formula="of:=100 - SUM([.A2:.B2])" office:value-type="float" office:value="0.390000000000001" calcext:value-type="float">
            <text:p>0,39</text:p>
          </table:table-cell>
          <table:table-cell/>
          <table:table-cell table:style-name="ce3" table:formula="of:=[.E18]+[.H18]"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0.0140929222107" calcext:value-type="float">
            <text:p>0,0140929222</text:p>
          </table:table-cell>
          <table:table-cell office:value-type="float" office:value="23.200067997" calcext:value-type="float">
            <text:p>23,20006799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/>
          <table:table-cell table:style-name="ce3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0.015389919281" calcext:value-type="float">
            <text:p>0,0153899193</text:p>
          </table:table-cell>
          <table:table-cell office:value-type="float" office:value="22.9246528149" calcext:value-type="float">
            <text:p>22,924652814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formula="of:=100 - SUM([.A4:.B4])" office:value-type="float" office:value="0.170000000000002" calcext:value-type="float">
            <text:p>0,17</text:p>
          </table:table-cell>
          <table:table-cell/>
          <table:table-cell table:style-name="ce3" table:formula="of:=[.E20]+[.H20]"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0.0153179168701" calcext:value-type="float">
            <text:p>0,0153179169</text:p>
          </table:table-cell>
          <table:table-cell office:value-type="float" office:value="22.9031410217" calcext:value-type="float">
            <text:p>22,903141021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/>
          <table:table-cell table:style-name="ce3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54550075531" calcext:value-type="float">
            <text:p>0,0154550076</text:p>
          </table:table-cell>
          <table:table-cell office:value-type="float" office:value="22.9572811127" calcext:value-type="float">
            <text:p>22,957281112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formula="of:=100 - SUM([.A6:.B6])" office:value-type="float" office:value="0.189999999999998" calcext:value-type="float">
            <text:p>0,19</text:p>
          </table:table-cell>
          <table:table-cell/>
          <table:table-cell table:style-name="ce3" table:formula="of:=[.E22]+[.H22]"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0.0153648853302" calcext:value-type="float">
            <text:p>0,0153648853</text:p>
          </table:table-cell>
          <table:table-cell office:value-type="float" office:value="22.9356338978" calcext:value-type="float">
            <text:p>22,935633897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formula="of:=100 - SUM([.A7:.B7])" office:value-type="float" office:value="0.290000000000006" calcext:value-type="float">
            <text:p>0,29</text:p>
          </table:table-cell>
          <table:table-cell/>
          <table:table-cell table:style-name="ce3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149669647217" calcext:value-type="float">
            <text:p>0,0149669647</text:p>
          </table:table-cell>
          <table:table-cell office:value-type="float" office:value="22.9763319492" calcext:value-type="float">
            <text:p>22,976331949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/>
          <table:table-cell table:style-name="ce3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0.0155529975891" calcext:value-type="float">
            <text:p>0,0155529976</text:p>
          </table:table-cell>
          <table:table-cell office:value-type="float" office:value="22.9136090279" calcext:value-type="float">
            <text:p>22,913609027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formula="of:=100 - SUM([.A9:.B9])" office:value-type="float" office:value="0.260000000000005" calcext:value-type="float">
            <text:p>0,26</text:p>
          </table:table-cell>
          <table:table-cell/>
          <table:table-cell table:style-name="ce3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54070854187" calcext:value-type="float">
            <text:p>0,0154070854</text:p>
          </table:table-cell>
          <table:table-cell office:value-type="float" office:value="22.9683771133" calcext:value-type="float">
            <text:p>22,968377113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/>
          <table:table-cell table:style-name="ce3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154500007629" calcext:value-type="float">
            <text:p>0,0154500008</text:p>
          </table:table-cell>
          <table:table-cell office:value-type="float" office:value="22.9470329285" calcext:value-type="float">
            <text:p>22,947032928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formula="of:=100 - SUM([.A11:.B11])" office:value-type="float" office:value="0.400000000000006" calcext:value-type="float">
            <text:p>0,4</text:p>
          </table:table-cell>
          <table:table-cell/>
          <table:table-cell table:style-name="ce3" table:formula="of:=[.E27]+[.H27]" office:value-type="float" office:value="12547" calcext:value-type="float">
            <text:p>12547</text:p>
          </table:table-cell>
          <table:table-cell table:formula="of:=12597-[.E11]" office:value-type="float" office:value="50" calcext:value-type="float">
            <text:p>50</text:p>
          </table:table-cell>
          <table:table-cell office:value-type="float" office:value="0.0152790546417" calcext:value-type="float">
            <text:p>0,0152790546</text:p>
          </table:table-cell>
          <table:table-cell office:value-type="float" office:value="22.9560241699" calcext:value-type="float">
            <text:p>22,95602416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float" office:value="0.299000000000002" calcext:value-type="float">
            <text:p>0,299</text:p>
          </table:table-cell>
          <table:table-cell/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522767543792" calcext:value-type="float">
            <text:p>0,0152276754</text:p>
          </table:table-cell>
          <table:table-cell table:formula="of:=SUM([.H2:.H11])/10" office:value-type="float" office:value="22.96821520329" calcext:value-type="float">
            <text:p>22,9682152033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12597-SUM([.E27:.G27])"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4:56:08.938076972</meta:creation-date>
    <dc:date>2018-01-18T14:59:54.560794437</dc:date>
    <meta:editing-duration>PT3M47S</meta:editing-duration>
    <meta:editing-cycles>1</meta:editing-cycles>
    <meta:document-statistic meta:table-count="1" meta:cell-count="165" meta:object-count="0"/>
    <meta:generator>LibreOffice/5.1.6.2$Linux_X86_64 LibreOffice_project/10m0$Build-2</meta:generator>
  </office:meta>
</office:document-meta>
</file>